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text-properties fo:font-size="12pt" fo:font-style="italic" style:font-size-asian="10.5pt" style:font-style-asian="italic" style:font-size-complex="12pt" style:font-style-complex="italic"/>
    </style:style>
    <style:style style:name="P3" style:family="paragraph" style:parent-style-name="Standard">
      <style:text-properties fo:font-size="16pt" fo:font-style="italic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Ware User Manual</text:p>
      <text:p text:style-name="P3">by John Preston and Joseph Atkins-Turkish</text:p>
      <text:p text:style-name="P2"/>
      <text:p text:style-name="P5">Introduction</text:p>
      <text:p text:style-name="P11">PrimerWare is a minigame framework and suite of minigames for single- or multi-player recreation, in the style of WarioWare DS and similar games. As of writing (2012-03-08) PrimerWare has two game modes, “Single Player” and “Co-Op”, with the possibility for a third multi-player mode “Versus” to be implemented in the future. PrimerWare comes with 3 games:</text:p>
      <text:list xml:id="list40133753" text:style-name="L1">
        <text:list-item>
          <text:p text:style-name="P12"><text:span text:style-name="T1">BalloonInflate</text:span></text:p>
          <text:list>
            <text:list-header>
              <text:p text:style-name="P9"><text:span text:style-name="T1">The player must inflate a balloon by tapping in the balloon. In co-op mode the balloon will inflate when either player taps.</text:span></text:p>
            </text:list-header>
          </text:list>
        </text:list-item>
        <text:list-item>
          <text:p text:style-name="P12"><text:span text:style-name="T1">TiltMove</text:span></text:p>
          <text:list>
            <text:list-header>
              <text:p text:style-name="P9"><text:span text:style-name="T1">The player must move a ball from a start position to an end position by tilting the device. In co-op mode, each player controls only one axis of tilt, and the players must carefully work together to get the ball to the goal.</text:span></text:p>
            </text:list-header>
          </text:list>
        </text:list-item>
        <text:list-item>
          <text:p text:style-name="P12"><text:span text:style-name="T1">SquishTheBugs</text:span></text:p>
          <text:list>
            <text:list-header>
              <text:p text:style-name="P9"><text:span text:style-name="T1">The player must squash bugs which move around the screen using the touchscreen. In co-op mode, both players squish the same set of bugs.</text:span></text:p>
            </text:list-header>
          </text:list>
        </text:list-item>
      </text:list>
      <text:p text:style-name="P8"/>
      <text:p text:style-name="P4"><text:span text:style-name="T1">Playing PrimerWare</text:span></text:p>
      <text:p text:style-name="P8"><text:span text:style-name="T1">Upon starting the game, the user is presented with a menu for choosing if they want to play a single player or a two player game. If the player chooses single player then gameplay begins, otherwise the user is prompted to choose a co-op or a versus game (versus is not yet implemented and behaves as single player).</text:span></text:p>
      <text:p text:style-name="P8"><text:span text:style-name="T1"/></text:p>
      <text:p text:style-name="P8"><text:span text:style-name="T1">One round of gameplay consists of a number of games (configurable in the source), each of which is randomly chosen from a list. Before each game, a stage start screen is displayed indicating to the player what stage they are on. The game then begins, which starts with instructions. Every game is timed, and a progress bar is displayed at the bottom so that the player knows how much time they have left. Upon successful completion or failure of a game, an appropriate screen is displayed and the cycle begins again. If the stage was won, the players score is increased, and if the player lost then they lose one of their 3 lives (configurable in source). After the last game, a game over screen is displayed with the player's score and remaining lives. Gameplay will also terminate if the player loses all of their lives.</text:span></text:p>
      <text:p text:style-name="P7"/>
      <text:p text:style-name="P4"><text:span text:style-name="T1">Networking</text:span></text:p>
      <text:p text:style-name="P10"><text:span text:style-name="T2">To play co-op games, two Primer2 devices must be connected via serial. Pins</text:span><text:span text:style-name="T1"> 20 (ground), 18 (RX data), and 16 (TX data) should be connected. These are the three pins on the bottom row furthest from the battery jumper. </text:span></text:p>
      <text:p text:style-name="P10"><text:span text:style-name="T1"/></text:p>
      <text:p text:style-name="P10"><text:span text:style-name="T1">Alternatively, it is possible to use the IrDA instead of serial by commenting out the USE_SERIAL define in Net.h, and uncommenting USE_IR, then recompiling. This increases the communication delay and speed somewhat.</text:span></text:p>
      <text:p text:style-name="P6"/>
      <text:p text:style-name="P4"><text:span text:style-name="T1">Development Features</text:span></text:p>
      <text:p text:style-name="P8"><text:span text:style-name="T1">PrimerWare has been built in a modular fashion, and contains various helper libraries to aid in the development of additional minigames.</text:span></text:p>
      <text:p text:style-name="P8"><text:span text:style-name="T1"/></text:p>
      <text:p text:style-name="P8"><text:span text:style-name="T1">The Net library allows minigames to send arbitrary data via serial or IR, encapsulating configuration and backend. </text:span></text:p>
      <text:p text:style-name="P8"><text:span text:style-name="T1"/></text:p>
      <text:p text:style-name="P8"><text:span text:style-name="T1">The RandNo library provides an implementation of Complementary Multiply With Carry for random numbers.</text:span></text:p>
      <text:p text:style-name="P8"><text:span text:style-name="T1"/></text:p>
      <text:p text:style-name="P8"><text:span text:style-name="T1">The Timer system provides a developer with up to 8 timers (this value can be changed) for any one game. Developers can see the current value of a timer, disable timers, check if a timer has 'triggered' (reached its maximum) and draw a time limit bar.</text:span></text:p>
      <text:p text:style-name="P8"><text:span text:style-name="T1"/></text:p>
      <text:p text:style-name="P8"><text:span text:style-name="T1">The Touchscreen library allows developers to detect 4 different touch events, based upon whether the touchscreen had been pressed last time a call was made, and if the touchscreen has been touched this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9:52:08.43</meta:creation-date>
    <dc:date>2012-03-08T20:50:24.93</dc:date>
    <meta:editing-duration>PT42M52S</meta:editing-duration>
    <meta:editing-cycles>5</meta:editing-cycles>
    <meta:generator>LibreOffice/3.4$Win32 LibreOffice_project/340m1$Build-502</meta:generator>
    <meta:document-statistic meta:table-count="0" meta:image-count="0" meta:object-count="0" meta:page-count="1" meta:paragraph-count="22" meta:word-count="573" meta:character-count="3384" meta:non-whitespace-character-count="2834"/>
  </office:meta>
</office:document-meta>
</file>